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68cbf" officeooo:paragraph-rsid="00468cbf"/>
    </style:style>
    <style:style style:name="P2" style:family="paragraph" style:parent-style-name="Heading_20_1" style:master-page-name="Right_20_Page">
      <style:paragraph-properties style:page-number="auto"/>
      <style:text-properties officeooo:rsid="00468cbf" officeooo:paragraph-rsid="00468cbf"/>
    </style:style>
    <style:style style:name="P3" style:family="paragraph" style:parent-style-name="Heading_20_3">
      <style:paragraph-properties fo:break-before="page"/>
      <style:text-properties officeooo:rsid="00468cbf" officeooo:paragraph-rsid="00468cbf"/>
    </style:style>
    <style:style style:name="P4" style:family="paragraph" style:parent-style-name="Heading_20_3">
      <style:paragraph-properties fo:margin-top="0.4cm" fo:margin-bottom="0.25cm" loext:contextual-spacing="false"/>
    </style:style>
    <style:style style:name="P5" style:family="paragraph" style:parent-style-name="Heading_20_3">
      <style:paragraph-properties fo:margin-top="2.499cm" fo:margin-bottom="0.25cm" loext:contextual-spacing="false"/>
    </style:style>
    <style:style style:name="T1" style:family="text">
      <style:text-properties officeooo:rsid="000f14e3"/>
    </style:style>
    <style:style style:name="T2" style:family="text">
      <style:text-properties officeooo:rsid="003cc292"/>
    </style:style>
    <style:style style:name="T3" style:family="text">
      <style:text-properties officeooo:rsid="00468c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’se the B’y</text:h>
      <text:h text:style-name="Heading_20_2" text:outline-level="2">(<text:span text:style-name="T2">Traditional</text:span>)</text:h>
      <text:p text:style-name="Text_20_body">Time Signature: <text:span text:style-name="T1">4</text:span>/4</text:p>
      <text:p text:style-name="Text_20_body">Chords: <text:span text:style-name="T3">C, D, G</text:span></text:p>
      <text:p text:style-name="Text_20_body">Tempo: <text:span text:style-name="T3">12</text:span>0 - 1<text:span text:style-name="T3">4</text:span>0 BPM</text:p>
      <text:h text:style-name="P3" text:outline-level="3">[INTRO]</text:h>
      <text:p text:style-name="P1">G D G C G D C D G</text:p>
      <text:h text:style-name="Heading_20_3" text:outline-level="3">[VERSE 1]</text:h>
      <text:p text:style-name="P1">G <text:s text:c="16"/>D</text:p>
      <text:p text:style-name="P1">I'se the b'y that builds the boat and</text:p>
      <text:p text:style-name="P1">G <text:s text:c="16"/>C <text:s text:c="4"/>D</text:p>
      <text:p text:style-name="P1">I'se the b'y that sails her and</text:p>
      <text:p text:style-name="P1">G <text:s text:c="16"/>D</text:p>
      <text:p text:style-name="P1">I'se the b'y that catches the fish and</text:p>
      <text:p text:style-name="P1">C <text:s text:c="8"/>D <text:s text:c="6"/>G</text:p>
      <text:p text:style-name="P1">Takes 'em home to Liza</text:p>
      <text:h text:style-name="Heading_20_3" text:outline-level="3">[CHORUS]</text:h>
      <text:p text:style-name="P1">G <text:s text:c="14"/>D</text:p>
      <text:p text:style-name="P1">Hip-yer-partner Sally Tibbo</text:p>
      <text:p text:style-name="P1">G <text:s text:c="14"/>C <text:s text:c="4"/>D</text:p>
      <text:p text:style-name="P1">Hip-yer-partner Sally Brown</text:p>
      <text:p text:style-name="P1">G <text:s text:c="17"/>D</text:p>
      <text:p text:style-name="P1">Fogo, Twillingate, Moreton’s Harbour</text:p>
      <text:p text:style-name="P1">C <text:s text:c="4"/>D <text:s text:c="8"/>G</text:p>
      <text:p text:style-name="P1">All a-round the circle</text:p>
      <text:h text:style-name="Heading_20_3" text:outline-level="3">[VERSE 2]</text:h>
      <text:p text:style-name="P1">G <text:s text:c="16"/>D</text:p>
      <text:p text:style-name="P1">Sods and rinds to cover your flake</text:p>
      <text:p text:style-name="P1">G <text:s text:c="15"/>C <text:s text:c="2"/>D</text:p>
      <text:p text:style-name="P1">Cake and tea for sup-per</text:p>
      <text:p text:style-name="P1">G <text:s text:c="13"/>D</text:p>
      <text:p text:style-name="P1">Codfish in the spring of the year</text:p>
      <text:p text:style-name="P1">C <text:s text:c="7"/>D <text:s text:c="6"/>G</text:p>
      <text:p text:style-name="P1">Fried in maggoty butter</text:p>
      <text:h text:style-name="Heading_20_3" text:outline-level="3">[CHORUS]</text:h>
      <text:p text:style-name="P1">G <text:s text:c="14"/>D</text:p>
      <text:p text:style-name="P1">Hip-yer-partner Sally Tibbo</text:p>
      <text:p text:style-name="P1">G <text:s text:c="14"/>C <text:s text:c="4"/>D</text:p>
      <text:p text:style-name="P1">Hip-yer-partner Sally Brown</text:p>
      <text:p text:style-name="P1">G <text:s text:c="17"/>D</text:p>
      <text:p text:style-name="P1">Fogo, Twillingate, Moreton’s Harbour</text:p>
      <text:p text:style-name="P1">C <text:s text:c="4"/>D <text:s text:c="8"/>G</text:p>
      <text:p text:style-name="P1">All a-round the circle</text:p>
      <text:h text:style-name="P4" text:outline-level="3"><text:soft-page-break/>[VERSE 3]</text:h>
      <text:p text:style-name="P1">G <text:s text:c="16"/>D</text:p>
      <text:p text:style-name="P1">I don't want your maggoty fish</text:p>
      <text:p text:style-name="P1">G <text:s text:c="18"/>C <text:s text:c="2"/>D</text:p>
      <text:p text:style-name="P1">They're no good for win-ter</text:p>
      <text:p text:style-name="P1">G <text:s text:c="11"/>D</text:p>
      <text:p text:style-name="P1">I can buy as good as that</text:p>
      <text:p text:style-name="P1"><text:s text:c="4"/>C <text:s text:c="6"/>D <text:s text:c="3"/>G</text:p>
      <text:p text:style-name="P1">Way down in Bona-vista</text:p>
      <text:h text:style-name="Heading_20_3" text:outline-level="3">[CHORUS]</text:h>
      <text:p text:style-name="P1">G <text:s text:c="14"/>D</text:p>
      <text:p text:style-name="P1">Hip-yer-partner Sally Tibbo</text:p>
      <text:p text:style-name="P1">G <text:s text:c="14"/>C <text:s text:c="4"/>D</text:p>
      <text:p text:style-name="P1">Hip-yer-partner Sally Brown</text:p>
      <text:p text:style-name="P1">G <text:s text:c="17"/>D</text:p>
      <text:p text:style-name="P1">Fogo, Twillingate, Moreton’s Harbour</text:p>
      <text:p text:style-name="P1">C <text:s text:c="4"/>D <text:s text:c="8"/>G</text:p>
      <text:p text:style-name="P1">All a-round the circle</text:p>
      <text:h text:style-name="Heading_20_3" text:outline-level="3">[VERSE 4]</text:h>
      <text:p text:style-name="P1">G <text:s text:c="10"/>D</text:p>
      <text:p text:style-name="P1">I took Liza to a dance</text:p>
      <text:p text:style-name="P1"><text:s text:c="3"/>G <text:s text:c="16"/>C <text:s text:c="2"/>D</text:p>
      <text:p text:style-name="P1">As fast as she could tra-vel</text:p>
      <text:p text:style-name="P1"><text:s text:c="4"/>G <text:s text:c="14"/>D</text:p>
      <text:p text:style-name="P1">And every step that she did take</text:p>
      <text:p text:style-name="P1"><text:s text:c="4"/>C <text:s text:c="8"/>D <text:s text:c="7"/>G</text:p>
      <text:p text:style-name="P1">Was up to her knees in gravel</text:p>
      <text:h text:style-name="Heading_20_3" text:outline-level="3">[CHORUS]</text:h>
      <text:p text:style-name="P1">G <text:s text:c="14"/>D</text:p>
      <text:p text:style-name="P1">Hip-yer-partner Sally Tibbo</text:p>
      <text:p text:style-name="P1">G <text:s text:c="14"/>C <text:s text:c="4"/>D</text:p>
      <text:p text:style-name="P1">Hip-yer-partner Sally Brown</text:p>
      <text:p text:style-name="P1">G <text:s text:c="17"/>D</text:p>
      <text:p text:style-name="P1">Fogo, Twillingate, Moreton’s Harbour</text:p>
      <text:p text:style-name="P1">C <text:s text:c="4"/>D <text:s text:c="8"/>G</text:p>
      <text:p text:style-name="P1">All a-round the circle</text:p>
      <text:h text:style-name="P5" text:outline-level="3"><text:soft-page-break/>[VERSE 5]</text:h>
      <text:p text:style-name="P1">G <text:s text:c="16"/>D</text:p>
      <text:p text:style-name="P1">Susan White she’s outta sight</text:p>
      <text:p text:style-name="P1"><text:s text:c="4"/>G <text:s text:c="16"/>C <text:s text:c="2"/>D</text:p>
      <text:p text:style-name="P1">Her petticoat wants a bor-der</text:p>
      <text:p text:style-name="P1"><text:s text:c="5"/>G <text:s text:c="14"/>D</text:p>
      <text:p text:style-name="P1">Well old Sam Oliver, in the dark</text:p>
      <text:p text:style-name="P1"><text:s text:c="3"/>C <text:s text:c="9"/>D <text:s text:c="5"/>G</text:p>
      <text:p text:style-name="P1">He kissed her in the corner!</text:p>
      <text:h text:style-name="Heading_20_3" text:outline-level="3">[CHORUS]</text:h>
      <text:p text:style-name="P1">G <text:s text:c="14"/>D</text:p>
      <text:p text:style-name="P1">Hip-yer-partner Sally Tibbo</text:p>
      <text:p text:style-name="P1">G <text:s text:c="14"/>C <text:s text:c="4"/>D</text:p>
      <text:p text:style-name="P1">Hip-yer-partner Sally Brown</text:p>
      <text:p text:style-name="P1">G <text:s text:c="17"/>D</text:p>
      <text:p text:style-name="P1">Fogo, Twillingate, Moreton’s Harbour</text:p>
      <text:p text:style-name="P1">C <text:s text:c="4"/>D <text:s text:c="8"/>G</text:p>
      <text:p text:style-name="P1">All a-round the circle</text:p>
      <text:h text:style-name="Heading_20_3" text:outline-level="3">[VERSE 6]</text:h>
      <text:p text:style-name="P1">G <text:s text:c="16"/>D</text:p>
      <text:p text:style-name="P1">I'se the b'y that builds the boat and</text:p>
      <text:p text:style-name="P1">G <text:s text:c="16"/>C <text:s text:c="4"/>D</text:p>
      <text:p text:style-name="P1">I'se the b'y that sails her and</text:p>
      <text:p text:style-name="P1">G <text:s text:c="16"/>D</text:p>
      <text:p text:style-name="P1">I'se the b'y that catches the fish and</text:p>
      <text:p text:style-name="P1">C <text:s text:c="8"/>D <text:s text:c="6"/>G</text:p>
      <text:p text:style-name="P1">Takes 'em home to Liza</text:p>
      <text:h text:style-name="Heading_20_3" text:outline-level="3">[CHORUS]</text:h>
      <text:p text:style-name="P1">G <text:s text:c="14"/>D</text:p>
      <text:p text:style-name="P1">Hip-yer-partner Sally Tibbo</text:p>
      <text:p text:style-name="P1">G <text:s text:c="14"/>C <text:s text:c="4"/>D</text:p>
      <text:p text:style-name="P1">Hip-yer-partner Sally Brown</text:p>
      <text:p text:style-name="P1">G <text:s text:c="17"/>D</text:p>
      <text:p text:style-name="P1">Fogo, Twillingate, Moreton’s Harbour</text:p>
      <text:p text:style-name="P1">C <text:s text:c="4"/>D <text:s text:c="8"/>G <text:s/>G</text:p>
      <text:p text:style-name="P1">All a-round the cir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6M55S</meta:editing-duration>
    <meta:editing-cycles>53</meta:editing-cycles>
    <meta:generator>LibreOffice/4.3.3.2$Linux_X86_64 LibreOffice_project/430m0$Build-2</meta:generator>
    <dc:title>Lyrics + Chords</dc:title>
    <dc:date>2017-05-25T20:30:59.841170696</dc:date>
    <meta:print-date>2017-04-03T12:23:29.985893000</meta:print-date>
    <meta:document-statistic meta:table-count="0" meta:image-count="0" meta:object-count="0" meta:page-count="4" meta:paragraph-count="115" meta:word-count="399" meta:character-count="2534" meta:non-whitespace-character-count="149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